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For now we're going to skip the tutorial and create our own model, so &lt;INSERT EXIT TUTORIAL STEPS HERE&gt; and &lt;INSERT NEW MODEL STEPS HERE&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lt;RE-WRITE THIS USING ON-SCREEN CONTROLS&gt;Use a mouse to navigate in Tinkercad rather than a trackpad because ____. To tilt and pan the workplane, left-click and drag your mouse to any empty area of the Workplane, then release the mouse. To slide the view, hold down the Shift key while clicking and dragging with the mouse. Use the scroll wheel on the mouse to zoom in and out.</text:p>
      <text:p text:style-name="Standard"/>
      <text:p text:style-name="Standard">To add a shape to a model in Tinkercad expand the list of objects on the right (say Geometric) then, click to select and item from the list and drag and drop it it on the workplane. Once you place a new shape, the Inspector view should appear as shown in (Figure 3-2). </text:p>
      <text:p text:style-name="Standard"/>
      <text:p text:style-name="Standard">&lt;INSERT FIGURE 3-2&gt;</text:p>
      <text:p text:style-name="Standard"/>
      <text:p text:style-name="Standard">&lt;DISCUSS CSG MODELLING HERE AND WALK-THROUGH MAKING THE HOLE&gt;The Inspector view lets you select the Color and toggle the Hole attribute for each object. For example, if you put a hole object inside an object, and then join the two, the result will be that the solid object becomes hollow (Figure 3-3).</text:p>
      <text:p text:style-name="Standard"/>
      <text:p text:style-name="Standard"><text:soft-page-break/>&lt;INSERT FIGURE 3-3&gt;</text:p>
      <text:p text:style-name="Standard"/>
      <text:p text:style-name="Standard">Building a House</text:p>
      <text:p text:style-name="Standard"/>
      <text:p text:style-name="Standard">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haven’t changed the size of the cube we know that if we raise the roof to 20mm, it will sit directly on top of the cube. Once you’ve raised the pyramid to 20mm, click inside the pyramid and drag it over the cube to create the roof. Use the black cone again to lower it on to the top of the cube if necessary (you can quickly verify that the roof looks right by selecting each view of the workplane).</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1015798663"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text:soft-page-break/>Click Ungroup to separate the roof from the box, then slide the roof out of the way for now. Now:</text:p>
      <text:p text:style-name="Standard"/>
      <text:p text:style-name="Standard">1. Add a new Box to the Workplane.</text:p>
      <text:p text:style-name="Standard">2. Left click the new Box and pull a white corner handle to reduce its width and length (X and Y 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text:soft-page-break/>provide radically different ways of creating and working with models, and I recommend trying a few of them to see if there is one that feels more natural to you than the others.</text:p>
      <text:p text:style-name="Standard"/>
      <text:p text:style-name="Standard">Here's a sampling of free and open-source CAD applications you'll want to try on your own:</text:p>
      <text:p text:style-name="Standard"/>
      <text:p text:style-name="Standard">Blender (http://www.blender.org/)</text:p>
      <text:p text:style-name="Standard">OpenSCAD (http://www.openscad.org/)</text:p>
      <text:p text:style-name="Standard">Antimony (http://www.mattkeeter.com/projects/antimony/3/)</text:p>
      <text:p text:style-name="Standard">FreeCAD (http://freecadweb.org/)</text:p>
      <text:p text:style-name="Standard"/>
      <text:p text:style-name="Standard"/>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01T07:54:23</dc:date>
    <meta:editing-duration>PT32M7S</meta:editing-duration>
    <meta:editing-cycles>17</meta:editing-cycles>
    <meta:generator>LibreOffice/3.5$Linux_X86_64 LibreOffice_project/350m1$Build-2</meta:generator>
    <meta:document-statistic meta:table-count="0" meta:image-count="0" meta:object-count="0" meta:page-count="4" meta:paragraph-count="54" meta:word-count="1609" meta:character-count="8948" meta:non-whitespace-character-count="7385"/>
  </office:meta>
</office:document-meta>
</file>